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6944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3H18M30.000S" table:style-name="ce9">
            <text:p>13:18:30</text:p>
          </table:table-cell>
          <table:table-cell office:value-type="string" table:style-name="ce12">
            <text:p>Last</text:p>
          </table:table-cell>
          <table:table-cell office:value-type="time" office:time-value="PT13H21M30.000S" table:style-name="ce9">
            <text:p>13:21:30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9.1142857142857139" table:style-name="ce13">
            <text:p>9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3.157142857142851" table:style-name="ce14">
            <text:p>53.2</text:p>
          </table:table-cell>
          <table:table-cell office:value-type="float" office:value="12.87142857142857" table:style-name="ce14">
            <text:p>12.9</text:p>
          </table:table-cell>
          <table:table-cell office:value-type="float" office:value="9.9999999999999992E-2" table:style-name="ce14">
            <text:p>0.1</text:p>
          </table:table-cell>
          <table:table-cell office:value-type="float" office:value="33.857142857142854" table:style-name="ce14">
            <text:p>33.9</text:p>
          </table:table-cell>
          <table:table-cell office:value-type="float" office:value="66.028571428571425" table:style-name="ce14">
            <text:p>66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6" table:style-name="ce13">
            <text:p>16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0" table:style-name="ce14">
            <text:p>80.0</text:p>
          </table:table-cell>
          <table:table-cell office:value-type="float" office:value="22.5" table:style-name="ce14">
            <text:p>22.5</text:p>
          </table:table-cell>
          <table:table-cell office:value-type="float" office:value="0.4" table:style-name="ce14">
            <text:p>0.4</text:p>
          </table:table-cell>
          <table:table-cell office:value-type="float" office:value="97.8" table:style-name="ce14">
            <text:p>97.8</text:p>
          </table:table-cell>
          <table:table-cell office:value-type="float" office:value="98.3" table:style-name="ce14">
            <text:p>98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5813H20M0.000S" table:style-name="ce9">
            <text:p>13:20:00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5049717817790917" table:style-name="ce14">
            <text:p>1.5</text:p>
          </table:table-cell>
          <table:table-cell office:value-type="float" office:value="1.7480577136514985" table:style-name="ce14">
            <text:p>1.7</text:p>
          </table:table-cell>
          <table:table-cell office:value-type="float" office:value="4.0000000000000009" table:style-name="ce14">
            <text:p>4.0</text:p>
          </table:table-cell>
          <table:table-cell office:value-type="float" office:value="2.8886075949367092" table:style-name="ce14">
            <text:p>2.9</text:p>
          </table:table-cell>
          <table:table-cell office:value-type="float" office:value="1.488749459108611" table:style-name="ce14">
            <text:p>1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384.46200000000005" table:style-name="ce13">
            <text:p>38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12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6-15T00:00:00" table:style-name="ce5">
            <text:p>15-Ju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12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3M18.290S" table:style-name="ce6">
            <text:p>00:13: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1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02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5694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4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268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399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15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392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598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14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489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205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391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1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62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8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3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0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429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338943 0 80509 1931921 8500 0 2121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85531 0 20572 475039 2116 0 1093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89340 0 21080 479215 2547 0 374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87051 0 20094 483092 2016 0 339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77020 0 18762 494573 1820 0 313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3172386 49 1364 0 0 0 0 2 0 1 0 0 0 2464 0 27809 70 0 0 0 0 0 0 0 22 0 0 0 0 0 0 0 0 59740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6856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9740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6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27066936 0 1581359 203717 24033734 27849 0 1334 403245 499 815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801785018 23895913 <text:s text:c="3"/>0 <text:s text:c="3"/>0 <text:s text:c="3"/>0 <text:s text:c="4"/>0 <text:s text:c="9"/>0 <text:s text:c="8"/>0 2801785018 2389591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42197371 <text:s/>263766 <text:s text:c="3"/>0 <text:s text:c="2"/>75 <text:s text:c="3"/>0 <text:s text:c="4"/>0 <text:s text:c="9"/>0 <text:s text:c="8"/>0 644694162 <text:s/>532935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181 5792 702070 244856 15623 601305 4949080 4225972 0 132424 4479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079 5761 701018 244280 15623 601305 4949080 4225972 0 132248 44784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4 0 0 0 0 0 64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6 0 0 0 0 0 416 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836 156850 21 20 8 50 42 46 20 0 1 0 4 2932736 413 4294967295 12939264 13039100 0 0 0 0 0 4096 536946211 4294967295 0 0 0 1 0 0 15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3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63766 errors:0 dropped:75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32935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2197371 (42.1 MB) <text:s/>TX bytes:644694162 (644.6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3895913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389591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801785018 (2.8 GB) <text:s/>TX bytes:2801785018 (2.8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20 <text:s text:c="5"/>2860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1.88889in" svg:width="13.06944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7.31944in" svg:width="13.06944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1.4" table:style-name="ce1">
            <text:p>1.4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0999999999999996" table:style-name="ce1">
            <text:p>2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60.1" table:style-name="ce1">
            <text:p>60.1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29.5" table:style-name="ce1">
            <text:p>29.5</text:p>
          </table:table-cell>
          <table:table-cell office:value-type="float" office:value="70.5" table:style-name="ce1">
            <text:p>70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7.3" table:style-name="ce1">
            <text:p>7.3</text:p>
          </table:table-cell>
          <table:table-cell office:value-type="float" office:value="92.7" table:style-name="ce1">
            <text:p>9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78.3" table:style-name="ce1">
            <text:p>78.3</text:p>
          </table:table-cell>
          <table:table-cell office:value-type="float" office:value="8.4" table:style-name="ce1">
            <text:p>8.4</text:p>
          </table:table-cell>
          <table:table-cell office:value-type="float" office:value="0.1" table:style-name="ce1">
            <text:p>0.1</text:p>
          </table:table-cell>
          <table:table-cell office:value-type="float" office:value="13.2" table:style-name="ce1">
            <text:p>13.2</text:p>
          </table:table-cell>
          <table:table-cell office:value-type="float" office:value="86.7" table:style-name="ce1">
            <text:p>86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80" table:style-name="ce1">
            <text:p>80</text:p>
          </table:table-cell>
          <table:table-cell office:value-type="float" office:value="18.3" table:style-name="ce1">
            <text:p>18.3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98.3" table:style-name="ce1">
            <text:p>98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30.2" table:style-name="ce1">
            <text:p>30.2</text:p>
          </table:table-cell>
          <table:table-cell office:value-type="float" office:value="22.5" table:style-name="ce1">
            <text:p>22.5</text:p>
          </table:table-cell>
          <table:table-cell office:value-type="float" office:value="0.4" table:style-name="ce1">
            <text:p>0.4</text:p>
          </table:table-cell>
          <table:table-cell office:value-type="float" office:value="46.9" table:style-name="ce1">
            <text:p>46.9</text:p>
          </table:table-cell>
          <table:table-cell office:value-type="float" office:value="52.7" table:style-name="ce1">
            <text:p>5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42.7" table:style-name="ce1">
            <text:p>42.7</text:p>
          </table:table-cell>
          <table:table-cell office:value-type="float" office:value="16.5" table:style-name="ce1">
            <text:p>16.5</text:p>
          </table:table-cell>
          <table:table-cell office:value-type="float" office:value="0.2" table:style-name="ce1">
            <text:p>0.2</text:p>
          </table:table-cell>
          <table:table-cell office:value-type="float" office:value="40.6" table:style-name="ce1">
            <text:p>40.6</text:p>
          </table:table-cell>
          <table:table-cell office:value-type="float" office:value="59.2" table:style-name="ce1">
            <text:p>59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3.157142857142851" table:style-name="ce1">
            <text:p>53.15714286</text:p>
          </table:table-cell>
          <table:table-cell office:value-type="float" office:value="12.87142857142857" table:style-name="ce1">
            <text:p>12.87142857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33.857142857142854" table:style-name="ce1">
            <text:p>33.85714286</text:p>
          </table:table-cell>
          <table:table-cell office:value-type="float" office:value="66.028571428571425" table:style-name="ce1">
            <text:p>66.02857143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6944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4.428571428571431" table:style-name="ce11">
            <text:p>54.4</text:p>
          </table:table-cell>
          <table:table-cell office:value-type="float" office:value="13.385714285714286" table:style-name="ce11">
            <text:p>13.4</text:p>
          </table:table-cell>
          <table:table-cell office:value-type="float" office:value="0.15714285714285717" table:style-name="ce11">
            <text:p>0.2</text:p>
          </table:table-cell>
          <table:table-cell office:value-type="float" office:value="32.014285714285712" table:style-name="ce11">
            <text:p>32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5.028571428571425" table:style-name="ce11">
            <text:p>55.0</text:p>
          </table:table-cell>
          <table:table-cell office:value-type="float" office:value="13.485714285714284" table:style-name="ce11">
            <text:p>13.5</text:p>
          </table:table-cell>
          <table:table-cell office:value-type="float" office:value="5.7142857142857148E-2" table:style-name="ce11">
            <text:p>0.1</text:p>
          </table:table-cell>
          <table:table-cell office:value-type="float" office:value="31.38571428571429" table:style-name="ce11">
            <text:p>31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4.828571428571422" table:style-name="ce11">
            <text:p>54.8</text:p>
          </table:table-cell>
          <table:table-cell office:value-type="float" office:value="13.285714285714286" table:style-name="ce11">
            <text:p>13.3</text:p>
          </table:table-cell>
          <table:table-cell office:value-type="float" office:value="0.1" table:style-name="ce11">
            <text:p>0.1</text:p>
          </table:table-cell>
          <table:table-cell office:value-type="float" office:value="31.757142857142856" table:style-name="ce11">
            <text:p>3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5.671428571428571" table:style-name="ce11">
            <text:p>55.7</text:p>
          </table:table-cell>
          <table:table-cell office:value-type="float" office:value="12.842857142857143" table:style-name="ce11">
            <text:p>12.8</text:p>
          </table:table-cell>
          <table:table-cell office:value-type="float" office:value="0.27142857142857146" table:style-name="ce11">
            <text:p>0.3</text:p>
          </table:table-cell>
          <table:table-cell office:value-type="float" office:value="31.214285714285715" table:style-name="ce11">
            <text:p>31.2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1.88889in" svg:width="13.06944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7.31944in" svg:width="13.06944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12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0" table:style-name="ce1">
            <text:p>0</text:p>
          </table:table-cell>
          <table:table-cell office:value-type="float" office:value="92.8" table:style-name="ce1">
            <text:p>92.8</text:p>
          </table:table-cell>
          <table:table-cell office:value-type="float" office:value="2.4" table:style-name="ce1">
            <text:p>2.4</text:p>
          </table:table-cell>
          <table:table-cell table:number-columns-repeated="16380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0" table:style-name="ce1">
            <text:p>0</text:p>
          </table:table-cell>
          <table:table-cell office:value-type="float" office:value="940" table:style-name="ce1">
            <text:p>940</text:p>
          </table:table-cell>
          <table:table-cell office:value-type="float" office:value="7.4" table:style-name="ce1">
            <text:p>7.4</text:p>
          </table:table-cell>
          <table:table-cell table:number-columns-repeated="16380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0" table:style-name="ce1">
            <text:p>0</text:p>
          </table:table-cell>
          <table:table-cell office:value-type="float" office:value="4425.6000000000004" table:style-name="ce1">
            <text:p>4425.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0" table:style-name="ce1">
            <text:p>0</text:p>
          </table:table-cell>
          <table:table-cell office:value-type="float" office:value="2947.8" table:style-name="ce1">
            <text:p>2947.8</text:p>
          </table:table-cell>
          <table:table-cell office:value-type="float" office:value="14.4" table:style-name="ce1">
            <text:p>14.4</text:p>
          </table:table-cell>
          <table:table-cell table:number-columns-repeated="16380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0" table:style-name="ce1">
            <text:p>0</text:p>
          </table:table-cell>
          <table:table-cell office:value-type="float" office:value="2738.6" table:style-name="ce1">
            <text:p>2738.6</text:p>
          </table:table-cell>
          <table:table-cell office:value-type="float" office:value="14.8" table:style-name="ce1">
            <text:p>14.8</text:p>
          </table:table-cell>
          <table:table-cell table:number-columns-repeated="16380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0" table:style-name="ce1">
            <text:p>0</text:p>
          </table:table-cell>
          <table:table-cell office:value-type="float" office:value="1670.6" table:style-name="ce1">
            <text:p>1670.6</text:p>
          </table:table-cell>
          <table:table-cell office:value-type="float" office:value="8.8000000000000007" table:style-name="ce1">
            <text:p>8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1830.7714285714287" table:formula="msoxl:=AVERAGE(C2:C8)" table:style-name="ce8">
            <text:p>1830.8</text:p>
          </table:table-cell>
          <table:table-cell office:value-type="float" office:value="9.1142857142857139" table:formula="msoxl:=AVERAGE(D2:D8)" table:style-name="ce8">
            <text:p>9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1248.2199692780337" table:formula="msoxl:=IF(C10=0,0,MAX(SUMPRODUCT(C2:C8,C2:C8)/SUM(C2:C8)-C10,0))" table:style-name="ce8">
            <text:p>1248.2</text:p>
          </table:table-cell>
          <table:table-cell office:value-type="float" office:value="3.7440214957456366" table:formula="msoxl:=IF(D10=0,0,MAX(SUMPRODUCT(D2:D8,D2:D8)/SUM(D2:D8)-D10,0))" table:style-name="ce8">
            <text:p>3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1346.608602150538" table:formula="msoxl:=ABS(MAX(C2:C8)-C10-C11)" table:style-name="ce8">
            <text:p>1346.6</text:p>
          </table:table-cell>
          <table:table-cell office:value-type="float" office:value="3.1416927899686495" table:formula="msoxl:=ABS(MAX(D2:D8)-D10-D11)" table:style-name="ce8">
            <text:p>3.1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1.88889in" svg:width="13.06944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7.31944in" svg:width="13.06944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9.599999999999994" table:style-name="ce1">
            <text:p>79.6</text:p>
          </table:table-cell>
          <table:table-cell table:number-columns-repeated="16128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128.19999999999999" table:style-name="ce1">
            <text:p>128.2</text:p>
          </table:table-cell>
          <table:table-cell office:value-type="float" office:value="128.19999999999999" table:style-name="ce1">
            <text:p>12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6.39999999999998" table:style-name="ce1">
            <text:p>256.4</text:p>
          </table:table-cell>
          <table:table-cell table:number-columns-repeated="16128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277.8" table:style-name="ce1">
            <text:p>277.8</text:p>
          </table:table-cell>
          <table:table-cell office:value-type="float" office:value="277.8" table:style-name="ce1">
            <text:p>27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55.6" table:style-name="ce1">
            <text:p>555.6</text:p>
          </table:table-cell>
          <table:table-cell table:number-columns-repeated="16128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204.7" table:style-name="ce1">
            <text:p>204.7</text:p>
          </table:table-cell>
          <table:table-cell office:value-type="float" office:value="204.7" table:style-name="ce1">
            <text:p>20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9.4" table:style-name="ce1">
            <text:p>409.4</text:p>
          </table:table-cell>
          <table:table-cell table:number-columns-repeated="16128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185" table:style-name="ce1">
            <text:p>185</text:p>
          </table:table-cell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70" table:style-name="ce1">
            <text:p>370</text:p>
          </table:table-cell>
          <table:table-cell table:number-columns-repeated="16128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191.3" table:style-name="ce1">
            <text:p>191.3</text:p>
          </table:table-cell>
          <table:table-cell office:value-type="float" office:value="191.3" table:style-name="ce1">
            <text:p>19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2.6" table:style-name="ce1">
            <text:p>382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46.68571428571428" table:formula="msoxl:=AVERAGE(B2:B8)" table:style-name="ce8">
            <text:p>146.7</text:p>
          </table:table-cell>
          <table:table-cell office:value-type="float" office:value="146.68571428571428" table:formula="msoxl:=AVERAGE(C2:C8)" table:style-name="ce8">
            <text:p>146.7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5.802501530413537" table:formula="msoxl:=IF(B10=0,0,MAX(SUMPRODUCT(B2:B8,B2:B8)/SUM(B2:B8)-B10,0))" table:style-name="ce8">
            <text:p>55.8</text:p>
          </table:table-cell>
          <table:table-cell office:value-type="float" office:value="55.802501530413537" table:formula="msoxl:=IF(C10=0,0,MAX(SUMPRODUCT(C2:C8,C2:C8)/SUM(C2:C8)-C10,0))" table:style-name="ce8">
            <text:p>55.8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5.311784183872192" table:formula="msoxl:=ABS(MAX(B2:B8)-B10-B11)" table:style-name="ce8">
            <text:p>75.3</text:p>
          </table:table-cell>
          <table:table-cell office:value-type="float" office:value="75.311784183872192" table:formula="msoxl:=ABS(MAX(C2:C8)-C10-C11)" table:style-name="ce8">
            <text:p>75.3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02.48821581612782" table:formula="msoxl:=B10+ B11" table:style-name="ce8">
            <text:p>202.5</text:p>
          </table:table-cell>
          <table:table-cell office:value-type="float" office:value="202.48821581612782" table:formula="msoxl:=C10+ C11" table:style-name="ce8">
            <text:p>202.5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1.88889in" svg:width="13.06944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7.31944in" svg:width="13.06944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6.2" table:style-name="ce1">
            <text:p>6.2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3" table:style-name="ce1">
            <text:p>12.3</text:p>
          </table:table-cell>
          <table:table-cell table:number-columns-repeated="16128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3.5" table:style-name="ce1">
            <text:p>3.5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1" table:style-name="ce1">
            <text:p>7.1</text:p>
          </table:table-cell>
          <table:table-cell table:number-columns-repeated="16128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" table:style-name="ce1">
            <text:p>6</text:p>
          </table:table-cell>
          <table:table-cell table:number-columns-repeated="16128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0285714285714285" table:formula="msoxl:=AVERAGE(B2:B8)" table:style-name="ce8">
            <text:p>3.0</text:p>
          </table:table-cell>
          <table:table-cell office:value-type="float" office:value="3.028571428571428" table:formula="msoxl:=AVERAGE(C2:C8)" table:style-name="ce8">
            <text:p>3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98935309973045893" table:formula="msoxl:=IF(B10=0,0,MAX(SUMPRODUCT(B2:B8,B2:B8)/SUM(B2:B8)-B10,0))" table:style-name="ce8">
            <text:p>1.0</text:p>
          </table:table-cell>
          <table:table-cell office:value-type="float" office:value="0.96482479784366681" table:formula="msoxl:=IF(C10=0,0,MAX(SUMPRODUCT(C2:C8,C2:C8)/SUM(C2:C8)-C10,0))" table:style-name="ce8">
            <text:p>1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1820754716981128" table:formula="msoxl:=ABS(MAX(B2:B8)-B10-B11)" table:style-name="ce8">
            <text:p>2.2</text:p>
          </table:table-cell>
          <table:table-cell office:value-type="float" office:value="2.1066037735849048" table:formula="msoxl:=ABS(MAX(C2:C8)-C10-C11)" table:style-name="ce8">
            <text:p>2.1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0179245283018874" table:formula="msoxl:=B10+ B11" table:style-name="ce8">
            <text:p>4.0</text:p>
          </table:table-cell>
          <table:table-cell office:value-type="float" office:value="3.9933962264150948" table:formula="msoxl:=C10+ C11" table:style-name="ce8">
            <text:p>4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1.88889in" svg:width="13.06944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7.31944in" svg:width="13.06944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0+ B11" table:style-name="ce8">
            <text:p>0.0</text:p>
          </table:table-cell>
          <table:table-cell office:value-type="float" office:value="0" table:formula="msoxl:=C10+ C11" table:style-name="ce8">
            <text:p>0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1.88889in" svg:width="13.06944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7.31944in" svg:width="13.06944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46.4" table:style-name="ce1">
            <text:p>46.4</text:p>
          </table:table-cell>
          <table:table-cell office:value-type="float" office:value="46.4" table:style-name="ce1">
            <text:p>4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2.8" table:style-name="ce1">
            <text:p>92.8</text:p>
          </table:table-cell>
          <table:table-cell table:number-columns-repeated="16128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470" table:style-name="ce1">
            <text:p>470</text:p>
          </table:table-cell>
          <table:table-cell office:value-type="float" office:value="470" table:style-name="ce1">
            <text:p>4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40" table:style-name="ce1">
            <text:p>940</text:p>
          </table:table-cell>
          <table:table-cell table:number-columns-repeated="16128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2212.8000000000002" table:style-name="ce1">
            <text:p>2212.8</text:p>
          </table:table-cell>
          <table:table-cell office:value-type="float" office:value="2212.8000000000002" table:style-name="ce1">
            <text:p>221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25.6000000000004" table:style-name="ce1">
            <text:p>4425.6</text:p>
          </table:table-cell>
          <table:table-cell table:number-columns-repeated="16128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1473.9" table:style-name="ce1">
            <text:p>1473.9</text:p>
          </table:table-cell>
          <table:table-cell office:value-type="float" office:value="1473.9" table:style-name="ce1">
            <text:p>147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47.8" table:style-name="ce1">
            <text:p>2947.8</text:p>
          </table:table-cell>
          <table:table-cell table:number-columns-repeated="16128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1369.3" table:style-name="ce1">
            <text:p>1369.3</text:p>
          </table:table-cell>
          <table:table-cell office:value-type="float" office:value="1369.3" table:style-name="ce1">
            <text:p>136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38.6" table:style-name="ce1">
            <text:p>2738.6</text:p>
          </table:table-cell>
          <table:table-cell table:number-columns-repeated="16128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835.3" table:style-name="ce1">
            <text:p>835.3</text:p>
          </table:table-cell>
          <table:table-cell office:value-type="float" office:value="835.3" table:style-name="ce1">
            <text:p>83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70.6" table:style-name="ce1">
            <text:p>1670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15.38571428571436" table:formula="msoxl:=AVERAGE(B2:B8)" table:style-name="ce8">
            <text:p>915.4</text:p>
          </table:table-cell>
          <table:table-cell office:value-type="float" office:value="915.38571428571436" table:formula="msoxl:=AVERAGE(C2:C8)" table:style-name="ce8">
            <text:p>915.4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24.10998463901683" table:formula="msoxl:=IF(B10=0,0,MAX(SUMPRODUCT(B2:B8,B2:B8)/SUM(B2:B8)-B10,0))" table:style-name="ce8">
            <text:p>624.1</text:p>
          </table:table-cell>
          <table:table-cell office:value-type="float" office:value="624.10998463901683" table:formula="msoxl:=IF(C10=0,0,MAX(SUMPRODUCT(C2:C8,C2:C8)/SUM(C2:C8)-C10,0))" table:style-name="ce8">
            <text:p>624.1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73.304301075269" table:formula="msoxl:=ABS(MAX(B2:B8)-B10-B11)" table:style-name="ce8">
            <text:p>673.3</text:p>
          </table:table-cell>
          <table:table-cell office:value-type="float" office:value="673.304301075269" table:formula="msoxl:=ABS(MAX(C2:C8)-C10-C11)" table:style-name="ce8">
            <text:p>673.3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39.4956989247312" table:formula="msoxl:=B10+ B11" table:style-name="ce8">
            <text:p>1539.5</text:p>
          </table:table-cell>
          <table:table-cell office:value-type="float" office:value="1539.4956989247312" table:formula="msoxl:=C10+ C11" table:style-name="ce8">
            <text:p>1539.5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1.88889in" svg:width="13.06944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7.31944in" svg:width="13.06944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" table:style-name="ce1">
            <text:p>16</text:p>
          </table:table-cell>
          <table:table-cell table:number-columns-repeated="16128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7.2" table:style-name="ce1">
            <text:p>7.2</text:p>
          </table:table-cell>
          <table:table-cell office:value-type="float" office:value="7.2" table:style-name="ce1">
            <text:p>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4" table:style-name="ce1">
            <text:p>14.4</text:p>
          </table:table-cell>
          <table:table-cell table:number-columns-repeated="16128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8" table:style-name="ce1">
            <text:p>14.8</text:p>
          </table:table-cell>
          <table:table-cell table:number-columns-repeated="16128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5571428571428569" table:formula="msoxl:=AVERAGE(B2:B8)" table:style-name="ce8">
            <text:p>4.6</text:p>
          </table:table-cell>
          <table:table-cell office:value-type="float" office:value="4.5571428571428569" table:formula="msoxl:=AVERAGE(C2:C8)" table:style-name="ce8">
            <text:p>4.6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8720107478728183" table:formula="msoxl:=IF(B10=0,0,MAX(SUMPRODUCT(B2:B8,B2:B8)/SUM(B2:B8)-B10,0))" table:style-name="ce8">
            <text:p>1.9</text:p>
          </table:table-cell>
          <table:table-cell office:value-type="float" office:value="1.8720107478728183" table:formula="msoxl:=IF(C10=0,0,MAX(SUMPRODUCT(C2:C8,C2:C8)/SUM(C2:C8)-C10,0))" table:style-name="ce8">
            <text:p>1.9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5708463949843248" table:formula="msoxl:=ABS(MAX(B2:B8)-B10-B11)" table:style-name="ce8">
            <text:p>1.6</text:p>
          </table:table-cell>
          <table:table-cell office:value-type="float" office:value="1.5708463949843248" table:formula="msoxl:=ABS(MAX(C2:C8)-C10-C11)" table:style-name="ce8">
            <text:p>1.6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4291536050156752" table:formula="msoxl:=B10+ B11" table:style-name="ce8">
            <text:p>6.4</text:p>
          </table:table-cell>
          <table:table-cell office:value-type="float" office:value="6.4291536050156752" table:formula="msoxl:=C10+ C11" table:style-name="ce8">
            <text:p>6.4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1.88889in" svg:width="13.06944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20000000000001" table:formula="msoxl:=AVERAGE(B2:B8)" table:style-name="ce8">
            <text:p>58.2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3382425134718119E-3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966617574865154" table:formula="msoxl:=ABS(MAX(B2:B8)-B10-B11)" table:style-name="ce8">
            <text:p>0.6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1.88889in" svg:width="13.06944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7.31944in" svg:width="13.06944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12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3.2" table:style-name="ce1">
            <text:p>4463.2</text:p>
          </table:table-cell>
          <table:table-cell office:value-type="float" office:value="3759.3" table:style-name="ce1">
            <text:p>3759.3</text:p>
          </table:table-cell>
          <table:table-cell office:value-type="float" office:value="703.9" table:style-name="ce1">
            <text:p>70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9.9" table:style-name="ce1">
            <text:p>709.9</text:p>
          </table:table-cell>
          <table:table-cell office:value-type="float" office:value="2342.9" table:style-name="ce1">
            <text:p>2342.9</text:p>
          </table:table-cell>
          <table:table-cell office:value-type="float" office:value="-1" table:style-name="ce1">
            <text:p>-1</text:p>
          </table:table-cell>
          <table:table-cell office:value-type="float" office:value="43.6" table:style-name="ce1">
            <text:p>43.6</text:p>
          </table:table-cell>
          <table:table-cell office:value-type="float" office:value="0" table:style-name="ce1">
            <text:p>0</text:p>
          </table:table-cell>
          <table:table-cell office:value-type="float" office:value="206.6" table:style-name="ce1">
            <text:p>206.6</text:p>
          </table:table-cell>
          <table:table-cell table:number-columns-repeated="16368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43.5" table:style-name="ce1">
            <text:p>4543.5</text:p>
          </table:table-cell>
          <table:table-cell office:value-type="float" office:value="3840.2" table:style-name="ce1">
            <text:p>3840.2</text:p>
          </table:table-cell>
          <table:table-cell office:value-type="float" office:value="703.3" table:style-name="ce1">
            <text:p>703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3" table:style-name="ce1">
            <text:p>723</text:p>
          </table:table-cell>
          <table:table-cell office:value-type="float" office:value="2251.3000000000002" table:style-name="ce1">
            <text:p>2251.3</text:p>
          </table:table-cell>
          <table:table-cell office:value-type="float" office:value="-1" table:style-name="ce1">
            <text:p>-1</text:p>
          </table:table-cell>
          <table:table-cell office:value-type="float" office:value="43.7" table:style-name="ce1">
            <text:p>43.7</text:p>
          </table:table-cell>
          <table:table-cell office:value-type="float" office:value="0" table:style-name="ce1">
            <text:p>0</text:p>
          </table:table-cell>
          <table:table-cell office:value-type="float" office:value="216.5" table:style-name="ce1">
            <text:p>216.5</text:p>
          </table:table-cell>
          <table:table-cell table:number-columns-repeated="16368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6.7" table:style-name="ce1">
            <text:p>4396.7</text:p>
          </table:table-cell>
          <table:table-cell office:value-type="float" office:value="3694.3" table:style-name="ce1">
            <text:p>3694.3</text:p>
          </table:table-cell>
          <table:table-cell office:value-type="float" office:value="702.5" table:style-name="ce1">
            <text:p>702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5.8" table:style-name="ce1">
            <text:p>755.8</text:p>
          </table:table-cell>
          <table:table-cell office:value-type="float" office:value="2370" table:style-name="ce1">
            <text:p>2370</text:p>
          </table:table-cell>
          <table:table-cell office:value-type="float" office:value="-1" table:style-name="ce1">
            <text:p>-1</text:p>
          </table:table-cell>
          <table:table-cell office:value-type="float" office:value="43.7" table:style-name="ce1">
            <text:p>43.7</text:p>
          </table:table-cell>
          <table:table-cell office:value-type="float" office:value="0" table:style-name="ce1">
            <text:p>0</text:p>
          </table:table-cell>
          <table:table-cell office:value-type="float" office:value="245.5" table:style-name="ce1">
            <text:p>245.5</text:p>
          </table:table-cell>
          <table:table-cell table:number-columns-repeated="16368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38.3" table:style-name="ce1">
            <text:p>4238.3</text:p>
          </table:table-cell>
          <table:table-cell office:value-type="float" office:value="3536.9" table:style-name="ce1">
            <text:p>3536.9</text:p>
          </table:table-cell>
          <table:table-cell office:value-type="float" office:value="701.4" table:style-name="ce1">
            <text:p>701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0.9" table:style-name="ce1">
            <text:p>800.9</text:p>
          </table:table-cell>
          <table:table-cell office:value-type="float" office:value="2539" table:style-name="ce1">
            <text:p>2539</text:p>
          </table:table-cell>
          <table:table-cell office:value-type="float" office:value="-1" table:style-name="ce1">
            <text:p>-1</text:p>
          </table:table-cell>
          <table:table-cell office:value-type="float" office:value="43.8" table:style-name="ce1">
            <text:p>43.8</text:p>
          </table:table-cell>
          <table:table-cell office:value-type="float" office:value="0" table:style-name="ce1">
            <text:p>0</text:p>
          </table:table-cell>
          <table:table-cell office:value-type="float" office:value="233.7" table:style-name="ce1">
            <text:p>233.7</text:p>
          </table:table-cell>
          <table:table-cell table:number-columns-repeated="16368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08.1000000000004" table:style-name="ce1">
            <text:p>4208.1</text:p>
          </table:table-cell>
          <table:table-cell office:value-type="float" office:value="3506.5" table:style-name="ce1">
            <text:p>3506.5</text:p>
          </table:table-cell>
          <table:table-cell office:value-type="float" office:value="701.6" table:style-name="ce1">
            <text:p>701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1.8" table:style-name="ce1">
            <text:p>781.8</text:p>
          </table:table-cell>
          <table:table-cell office:value-type="float" office:value="2572.5" table:style-name="ce1">
            <text:p>2572.5</text:p>
          </table:table-cell>
          <table:table-cell office:value-type="float" office:value="-1" table:style-name="ce1">
            <text:p>-1</text:p>
          </table:table-cell>
          <table:table-cell office:value-type="float" office:value="43.8" table:style-name="ce1">
            <text:p>43.8</text:p>
          </table:table-cell>
          <table:table-cell office:value-type="float" office:value="0" table:style-name="ce1">
            <text:p>0</text:p>
          </table:table-cell>
          <table:table-cell office:value-type="float" office:value="230.7" table:style-name="ce1">
            <text:p>230.7</text:p>
          </table:table-cell>
          <table:table-cell table:number-columns-repeated="16368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85.7" table:style-name="ce1">
            <text:p>4385.7</text:p>
          </table:table-cell>
          <table:table-cell office:value-type="float" office:value="3684.2" table:style-name="ce1">
            <text:p>3684.2</text:p>
          </table:table-cell>
          <table:table-cell office:value-type="float" office:value="701.5" table:style-name="ce1">
            <text:p>701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4.8" table:style-name="ce1">
            <text:p>784.8</text:p>
          </table:table-cell>
          <table:table-cell office:value-type="float" office:value="2395" table:style-name="ce1">
            <text:p>2395</text:p>
          </table:table-cell>
          <table:table-cell office:value-type="float" office:value="-1" table:style-name="ce1">
            <text:p>-1</text:p>
          </table:table-cell>
          <table:table-cell office:value-type="float" office:value="43.9" table:style-name="ce1">
            <text:p>43.9</text:p>
          </table:table-cell>
          <table:table-cell office:value-type="float" office:value="0" table:style-name="ce1">
            <text:p>0</text:p>
          </table:table-cell>
          <table:table-cell office:value-type="float" office:value="229.8" table:style-name="ce1">
            <text:p>229.8</text:p>
          </table:table-cell>
          <table:table-cell table:number-columns-repeated="16368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6.2" table:style-name="ce1">
            <text:p>4446.2</text:p>
          </table:table-cell>
          <table:table-cell office:value-type="float" office:value="3744.5" table:style-name="ce1">
            <text:p>3744.5</text:p>
          </table:table-cell>
          <table:table-cell office:value-type="float" office:value="701.6" table:style-name="ce1">
            <text:p>701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3.4" table:style-name="ce1">
            <text:p>723.4</text:p>
          </table:table-cell>
          <table:table-cell office:value-type="float" office:value="2343.6" table:style-name="ce1">
            <text:p>2343.6</text:p>
          </table:table-cell>
          <table:table-cell office:value-type="float" office:value="-1" table:style-name="ce1">
            <text:p>-1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220.1" table:style-name="ce1">
            <text:p>220.1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1.88889in" svg:width="13.06944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7.31944in" svg:width="13.06944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75in" svg:width="13.06944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12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7701.9" table:style-name="ce1">
            <text:p>7701.9</text:p>
          </table:table-cell>
          <table:table-cell office:value-type="float" office:value="49.8" table:style-name="ce1">
            <text:p>49.8</text:p>
          </table:table-cell>
          <table:table-cell office:value-type="float" office:value="7701.9" table:style-name="ce1">
            <text:p>7701.9</text:p>
          </table:table-cell>
          <table:table-cell office:value-type="float" office:value="486.8" table:style-name="ce1">
            <text:p>486.8</text:p>
          </table:table-cell>
          <table:table-cell office:value-type="float" office:value="15403.8" table:style-name="ce1">
            <text:p>15403.8</text:p>
          </table:table-cell>
          <table:table-cell office:value-type="float" office:value="536.6" table:style-name="ce1">
            <text:p>536.6</text:p>
          </table:table-cell>
          <table:table-cell office:value-type="float" office:value="7751.7" table:style-name="ce1">
            <text:p>7751.7</text:p>
          </table:table-cell>
          <table:table-cell office:value-type="float" office:value="-8188.7" table:style-name="ce1">
            <text:p>-8188.7</text:p>
          </table:table-cell>
          <table:table-cell table:number-columns-repeated="16375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9475.6" table:style-name="ce1">
            <text:p>9475.6</text:p>
          </table:table-cell>
          <table:table-cell office:value-type="float" office:value="19.3" table:style-name="ce1">
            <text:p>19.3</text:p>
          </table:table-cell>
          <table:table-cell office:value-type="float" office:value="9475.6" table:style-name="ce1">
            <text:p>9475.6</text:p>
          </table:table-cell>
          <table:table-cell office:value-type="float" office:value="997.1" table:style-name="ce1">
            <text:p>997.1</text:p>
          </table:table-cell>
          <table:table-cell office:value-type="float" office:value="18951.2" table:style-name="ce1">
            <text:p>18951.2</text:p>
          </table:table-cell>
          <table:table-cell office:value-type="float" office:value="1016.4" table:style-name="ce1">
            <text:p>1016.4</text:p>
          </table:table-cell>
          <table:table-cell office:value-type="float" office:value="9494.9" table:style-name="ce1">
            <text:p>9494.9</text:p>
          </table:table-cell>
          <table:table-cell office:value-type="float" office:value="-10472.700000000001" table:style-name="ce1">
            <text:p>-10472.7</text:p>
          </table:table-cell>
          <table:table-cell table:number-columns-repeated="16375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4653.7" table:style-name="ce1">
            <text:p>4653.7</text:p>
          </table:table-cell>
          <table:table-cell office:value-type="float" office:value="35.1" table:style-name="ce1">
            <text:p>35.1</text:p>
          </table:table-cell>
          <table:table-cell office:value-type="float" office:value="4653.7" table:style-name="ce1">
            <text:p>4653.7</text:p>
          </table:table-cell>
          <table:table-cell office:value-type="float" office:value="1227.2" table:style-name="ce1">
            <text:p>1227.2</text:p>
          </table:table-cell>
          <table:table-cell office:value-type="float" office:value="9307.4" table:style-name="ce1">
            <text:p>9307.4</text:p>
          </table:table-cell>
          <table:table-cell office:value-type="float" office:value="1262.3" table:style-name="ce1">
            <text:p>1262.3</text:p>
          </table:table-cell>
          <table:table-cell office:value-type="float" office:value="4688.8" table:style-name="ce1">
            <text:p>4688.8</text:p>
          </table:table-cell>
          <table:table-cell office:value-type="float" office:value="-5880.9" table:style-name="ce1">
            <text:p>-5880.9</text:p>
          </table:table-cell>
          <table:table-cell table:number-columns-repeated="16375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8713.2000000000007" table:style-name="ce1">
            <text:p>8713.2</text:p>
          </table:table-cell>
          <table:table-cell office:value-type="float" office:value="20.8" table:style-name="ce1">
            <text:p>20.8</text:p>
          </table:table-cell>
          <table:table-cell office:value-type="float" office:value="8713.2000000000007" table:style-name="ce1">
            <text:p>8713.2</text:p>
          </table:table-cell>
          <table:table-cell office:value-type="float" office:value="598.20000000000005" table:style-name="ce1">
            <text:p>598.2</text:p>
          </table:table-cell>
          <table:table-cell office:value-type="float" office:value="17426.400000000001" table:style-name="ce1">
            <text:p>17426.4</text:p>
          </table:table-cell>
          <table:table-cell office:value-type="float" office:value="619" table:style-name="ce1">
            <text:p>619</text:p>
          </table:table-cell>
          <table:table-cell office:value-type="float" office:value="8734" table:style-name="ce1">
            <text:p>8734</text:p>
          </table:table-cell>
          <table:table-cell office:value-type="float" office:value="-9311.4000000000015" table:style-name="ce1">
            <text:p>-9311.4</text:p>
          </table:table-cell>
          <table:table-cell table:number-columns-repeated="16375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3084.5" table:style-name="ce1">
            <text:p>3084.5</text:p>
          </table:table-cell>
          <table:table-cell office:value-type="float" office:value="19.5" table:style-name="ce1">
            <text:p>19.5</text:p>
          </table:table-cell>
          <table:table-cell office:value-type="float" office:value="3084.5" table:style-name="ce1">
            <text:p>3084.5</text:p>
          </table:table-cell>
          <table:table-cell office:value-type="float" office:value="453.1" table:style-name="ce1">
            <text:p>453.1</text:p>
          </table:table-cell>
          <table:table-cell office:value-type="float" office:value="6169" table:style-name="ce1">
            <text:p>6169</text:p>
          </table:table-cell>
          <table:table-cell office:value-type="float" office:value="472.6" table:style-name="ce1">
            <text:p>472.6</text:p>
          </table:table-cell>
          <table:table-cell office:value-type="float" office:value="3104" table:style-name="ce1">
            <text:p>3104</text:p>
          </table:table-cell>
          <table:table-cell office:value-type="float" office:value="-3537.6" table:style-name="ce1">
            <text:p>-3537.6</text:p>
          </table:table-cell>
          <table:table-cell table:number-columns-repeated="16375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4050.8" table:style-name="ce1">
            <text:p>4050.8</text:p>
          </table:table-cell>
          <table:table-cell office:value-type="float" office:value="23.2" table:style-name="ce1">
            <text:p>23.2</text:p>
          </table:table-cell>
          <table:table-cell office:value-type="float" office:value="4050.8" table:style-name="ce1">
            <text:p>4050.8</text:p>
          </table:table-cell>
          <table:table-cell office:value-type="float" office:value="677.3" table:style-name="ce1">
            <text:p>677.3</text:p>
          </table:table-cell>
          <table:table-cell office:value-type="float" office:value="8101.6" table:style-name="ce1">
            <text:p>8101.6</text:p>
          </table:table-cell>
          <table:table-cell office:value-type="float" office:value="700.5" table:style-name="ce1">
            <text:p>700.5</text:p>
          </table:table-cell>
          <table:table-cell office:value-type="float" office:value="4074" table:style-name="ce1">
            <text:p>4074</text:p>
          </table:table-cell>
          <table:table-cell office:value-type="float" office:value="-4728.1000000000004" table:style-name="ce1">
            <text:p>-4728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382.8142857142866" table:formula="msoxl:=AVERAGE(B2:B8)" table:style-name="ce8">
            <text:p>5382.8</text:p>
          </table:table-cell>
          <table:table-cell office:value-type="float" office:value="23.985714285714284" table:formula="msoxl:=AVERAGE(C2:C8)" table:style-name="ce8">
            <text:p>24.0</text:p>
          </table:table-cell>
          <table:table-cell office:value-type="float" office:value="5382.8142857142866" table:formula="msoxl:=AVERAGE(D2:D8)" table:style-name="ce8">
            <text:p>5382.8</text:p>
          </table:table-cell>
          <table:table-cell office:value-type="float" office:value="634.27142857142849" table:formula="msoxl:=AVERAGE(E2:E8)" table:style-name="ce8">
            <text:p>634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852.0139584065528" table:formula="msoxl:=IF(B10=0,0,MAX(SUMPRODUCT(B2:B8,B2:B8)/SUM(B2:B8)-B10,0))" table:style-name="ce8">
            <text:p>1852.0</text:p>
          </table:table-cell>
          <table:table-cell office:value-type="float" office:value="8.3889730281630257" table:formula="msoxl:=IF(C10=0,0,MAX(SUMPRODUCT(C2:C8,C2:C8)/SUM(C2:C8)-C10,0))" table:style-name="ce8">
            <text:p>8.4</text:p>
          </table:table-cell>
          <table:table-cell office:value-type="float" office:value="1852.0139584065528" table:formula="msoxl:=IF(D10=0,0,MAX(SUMPRODUCT(D2:D8,D2:D8)/SUM(D2:D8)-D10,0))" table:style-name="ce8">
            <text:p>1852.0</text:p>
          </table:table-cell>
          <table:table-cell office:value-type="float" office:value="212.38743086234274" table:formula="msoxl:=IF(E10=0,0,MAX(SUMPRODUCT(E2:E8,E2:E8)/SUM(E2:E8)-E10,0))" table:style-name="ce8">
            <text:p>212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240.771755879161" table:formula="msoxl:=ABS(MAX(B2:B8)-B10-B11)" table:style-name="ce8">
            <text:p>2240.8</text:p>
          </table:table-cell>
          <table:table-cell office:value-type="float" office:value="17.425312686122687" table:formula="msoxl:=ABS(MAX(C2:C8)-C10-C11)" table:style-name="ce8">
            <text:p>17.4</text:p>
          </table:table-cell>
          <table:table-cell office:value-type="float" office:value="2240.771755879161" table:formula="msoxl:=ABS(MAX(D2:D8)-D10-D11)" table:style-name="ce8">
            <text:p>2240.8</text:p>
          </table:table-cell>
          <table:table-cell office:value-type="float" office:value="380.54114056622882" table:formula="msoxl:=ABS(MAX(E2:E8)-E10-E11)" table:style-name="ce8">
            <text:p>380.5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1.88889in" svg:width="13.06944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7.31944in" svg:width="13.06944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12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0" table:style-name="ce1">
            <text:p>0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24943.1" table:style-name="ce1">
            <text:p>24943.1</text:p>
          </table:table-cell>
          <table:table-cell office:value-type="float" office:value="226.6" table:style-name="ce1">
            <text:p>226.6</text:p>
          </table:table-cell>
          <table:table-cell office:value-type="float" office:value="24943.1" table:style-name="ce1">
            <text:p>24943.1</text:p>
          </table:table-cell>
          <table:table-cell office:value-type="float" office:value="450" table:style-name="ce1">
            <text:p>450</text:p>
          </table:table-cell>
          <table:table-cell table:number-columns-repeated="16379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32296.1" table:style-name="ce1">
            <text:p>32296.1</text:p>
          </table:table-cell>
          <table:table-cell office:value-type="float" office:value="276.89999999999998" table:style-name="ce1">
            <text:p>276.9</text:p>
          </table:table-cell>
          <table:table-cell office:value-type="float" office:value="32296.1" table:style-name="ce1">
            <text:p>32296.1</text:p>
          </table:table-cell>
          <table:table-cell office:value-type="float" office:value="721.8" table:style-name="ce1">
            <text:p>721.8</text:p>
          </table:table-cell>
          <table:table-cell table:number-columns-repeated="16379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14678.8" table:style-name="ce1">
            <text:p>14678.8</text:p>
          </table:table-cell>
          <table:table-cell office:value-type="float" office:value="350.8" table:style-name="ce1">
            <text:p>350.8</text:p>
          </table:table-cell>
          <table:table-cell office:value-type="float" office:value="14678.8" table:style-name="ce1">
            <text:p>14678.8</text:p>
          </table:table-cell>
          <table:table-cell office:value-type="float" office:value="912.7" table:style-name="ce1">
            <text:p>912.7</text:p>
          </table:table-cell>
          <table:table-cell table:number-columns-repeated="16379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28562.6" table:style-name="ce1">
            <text:p>28562.6</text:p>
          </table:table-cell>
          <table:table-cell office:value-type="float" office:value="193.2" table:style-name="ce1">
            <text:p>193.2</text:p>
          </table:table-cell>
          <table:table-cell office:value-type="float" office:value="28562.6" table:style-name="ce1">
            <text:p>28562.6</text:p>
          </table:table-cell>
          <table:table-cell office:value-type="float" office:value="456.9" table:style-name="ce1">
            <text:p>456.9</text:p>
          </table:table-cell>
          <table:table-cell table:number-columns-repeated="16379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9326.7999999999993" table:style-name="ce1">
            <text:p>9326.8</text:p>
          </table:table-cell>
          <table:table-cell office:value-type="float" office:value="148.19999999999999" table:style-name="ce1">
            <text:p>148.2</text:p>
          </table:table-cell>
          <table:table-cell office:value-type="float" office:value="9326.7999999999993" table:style-name="ce1">
            <text:p>9326.8</text:p>
          </table:table-cell>
          <table:table-cell office:value-type="float" office:value="351.5" table:style-name="ce1">
            <text:p>351.5</text:p>
          </table:table-cell>
          <table:table-cell table:number-columns-repeated="16379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13125.3" table:style-name="ce1">
            <text:p>13125.3</text:p>
          </table:table-cell>
          <table:table-cell office:value-type="float" office:value="214.7" table:style-name="ce1">
            <text:p>214.7</text:p>
          </table:table-cell>
          <table:table-cell office:value-type="float" office:value="13125.3" table:style-name="ce1">
            <text:p>13125.3</text:p>
          </table:table-cell>
          <table:table-cell office:value-type="float" office:value="518" table:style-name="ce1">
            <text:p>51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7561.814285714288" table:formula="msoxl:=AVERAGE(B2:B8)" table:style-name="ce8">
            <text:p>17561.8</text:p>
          </table:table-cell>
          <table:table-cell office:value-type="float" office:value="202" table:formula="msoxl:=AVERAGE(C2:C8)" table:style-name="ce8">
            <text:p>202.0</text:p>
          </table:table-cell>
          <table:table-cell office:value-type="float" office:value="17561.814285714288" table:formula="msoxl:=AVERAGE(D2:D8)" table:style-name="ce8">
            <text:p>17561.8</text:p>
          </table:table-cell>
          <table:table-cell office:value-type="float" office:value="487.4" table:formula="msoxl:=AVERAGE(E2:E8)" table:style-name="ce8">
            <text:p>487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481.8152721657498" table:formula="msoxl:=IF(B10=0,0,MAX(SUMPRODUCT(B2:B8,B2:B8)/SUM(B2:B8)-B10,0))" table:style-name="ce8">
            <text:p>6481.8</text:p>
          </table:table-cell>
          <table:table-cell office:value-type="float" office:value="50.107736916548788" table:formula="msoxl:=IF(C10=0,0,MAX(SUMPRODUCT(C2:C8,C2:C8)/SUM(C2:C8)-C10,0))" table:style-name="ce8">
            <text:p>50.1</text:p>
          </table:table-cell>
          <table:table-cell office:value-type="float" office:value="6481.8152721657498" table:formula="msoxl:=IF(D10=0,0,MAX(SUMPRODUCT(D2:D8,D2:D8)/SUM(D2:D8)-D10,0))" table:style-name="ce8">
            <text:p>6481.8</text:p>
          </table:table-cell>
          <table:table-cell office:value-type="float" office:value="144.86191453191861" table:formula="msoxl:=IF(E10=0,0,MAX(SUMPRODUCT(E2:E8,E2:E8)/SUM(E2:E8)-E10,0))" table:style-name="ce8">
            <text:p>14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252.4704421199604" table:formula="msoxl:=ABS(MAX(B2:B8)-B10-B11)" table:style-name="ce8">
            <text:p>8252.5</text:p>
          </table:table-cell>
          <table:table-cell office:value-type="float" office:value="98.692263083451223" table:formula="msoxl:=ABS(MAX(C2:C8)-C10-C11)" table:style-name="ce8">
            <text:p>98.7</text:p>
          </table:table-cell>
          <table:table-cell office:value-type="float" office:value="8252.4704421199604" table:formula="msoxl:=ABS(MAX(D2:D8)-D10-D11)" table:style-name="ce8">
            <text:p>8252.5</text:p>
          </table:table-cell>
          <table:table-cell office:value-type="float" office:value="280.43808546808145" table:formula="msoxl:=ABS(MAX(E2:E8)-E10-E11)" table:style-name="ce8">
            <text:p>280.4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1.88889in" svg:width="13.06944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7.31944in" svg:width="13.06944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75in" svg:width="13.06944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12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28857.3" table:style-name="ce1">
            <text:p>2885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9" table:style-name="ce1">
            <text:p>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6396.1" table:style-name="ce1">
            <text:p>36396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17645" table:style-name="ce1">
            <text:p>176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4" table:style-name="ce1">
            <text:p>8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32864.9" table:style-name="ce1">
            <text:p>3286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2" table:style-name="ce1">
            <text:p>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1104.4" table:style-name="ce1">
            <text:p>11104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5609.3" table:style-name="ce1">
            <text:p>15609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1.88889in" svg:width="13.06944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7.31944in" svg:width="13.06944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9" table:style-name="ce1">
            <text:p>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951" table:style-name="ce1">
            <text:p>9951</text:p>
          </table:table-cell>
          <table:table-cell office:value-type="float" office:value="-1" table:style-name="ce1">
            <text:p>-1</text:p>
          </table:table-cell>
          <table:table-cell office:value-type="float" office:value="5968" table:style-name="ce1">
            <text:p>5968</text:p>
          </table:table-cell>
          <table:table-cell office:value-type="float" office:value="469" table:style-name="ce1">
            <text:p>469</text:p>
          </table:table-cell>
          <table:table-cell office:value-type="float" office:value="-1" table:style-name="ce1">
            <text:p>-1</text:p>
          </table:table-cell>
          <table:table-cell office:value-type="float" office:value="192889" table:style-name="ce1">
            <text:p>19288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48" table:style-name="ce1">
            <text:p>2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46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" table:style-name="ce1">
            <text:p>8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975" table:style-name="ce1">
            <text:p>-8975</text:p>
          </table:table-cell>
          <table:table-cell office:value-type="float" office:value="0" table:style-name="ce1">
            <text:p>0</text:p>
          </table:table-cell>
          <table:table-cell office:value-type="float" office:value="423" table:style-name="ce1">
            <text:p>4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2890" table:style-name="ce1">
            <text:p>-1928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" table:style-name="ce1">
            <text:p>-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31" table:style-name="ce1">
            <text:p>-31</text:p>
          </table:table-cell>
          <table:table-cell table:number-columns-repeated="16346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8" table:style-name="ce1">
            <text:p>988</text:p>
          </table:table-cell>
          <table:table-cell office:value-type="float" office:value="0" table:style-name="ce1">
            <text:p>0</text:p>
          </table:table-cell>
          <table:table-cell office:value-type="float" office:value="-5913" table:style-name="ce1">
            <text:p>-59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number-columns-repeated="16346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6" table:style-name="ce1">
            <text:p>9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93" table:style-name="ce1">
            <text:p>5593</text:p>
          </table:table-cell>
          <table:table-cell office:value-type="float" office:value="0" table:style-name="ce1">
            <text:p>0</text:p>
          </table:table-cell>
          <table:table-cell office:value-type="float" office:value="7685" table:style-name="ce1">
            <text:p>7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66" table:style-name="ce1">
            <text:p>-66</text:p>
          </table:table-cell>
          <table:table-cell table:number-columns-repeated="16346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" table:style-name="ce1">
            <text:p>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3" table:style-name="ce1">
            <text:p>783</text:p>
          </table:table-cell>
          <table:table-cell office:value-type="float" office:value="0" table:style-name="ce1">
            <text:p>0</text:p>
          </table:table-cell>
          <table:table-cell office:value-type="float" office:value="-6574" table:style-name="ce1">
            <text:p>-65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12" table:style-name="ce1">
            <text:p>-12</text:p>
          </table:table-cell>
          <table:table-cell table:number-columns-repeated="16346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778" table:style-name="ce1">
            <text:p>-7778</text:p>
          </table:table-cell>
          <table:table-cell office:value-type="float" office:value="0" table:style-name="ce1">
            <text:p>0</text:p>
          </table:table-cell>
          <table:table-cell office:value-type="float" office:value="1977" table:style-name="ce1">
            <text:p>19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1" table:style-name="ce1">
            <text:p>-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table:number-columns-repeated="16346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77" table:style-name="ce1">
            <text:p>1677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4" table:style-name="ce1">
            <text:p>-14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3H18M30.000S" table:style-name="ce9">
            <text:p>13:18:30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18M30.000S" table:style-name="ce10">
            <text:p>13: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3H19M0.000S" table:style-name="ce9">
            <text:p>13:19:00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19M0.000S" table:style-name="ce10">
            <text:p>13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3H19M30.000S" table:style-name="ce9">
            <text:p>13:19:30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19M30.000S" table:style-name="ce10">
            <text:p>13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3H20M0.000S" table:style-name="ce9">
            <text:p>13:20:00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20M0.000S" table:style-name="ce10">
            <text:p>13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3H20M30.000S" table:style-name="ce9">
            <text:p>13:20:30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20M30.000S" table:style-name="ce10">
            <text:p>13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3H21M0.000S" table:style-name="ce9">
            <text:p>13:21:00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21M0.000S" table:style-name="ce10">
            <text:p>13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3H21M30.000S" table:style-name="ce9">
            <text:p>13:21:30</text:p>
          </table:table-cell>
          <table:table-cell office:value-type="date" office:date-value="2012-06-15T00:00:00" table:style-name="ce3">
            <text:p>15-Jun-12</text:p>
          </table:table-cell>
          <table:table-cell office:value-type="time" office:time-value="PT985813H21M30.000S" table:style-name="ce10">
            <text:p>13:21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1.88889in" svg:width="13.06944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14.7" table:style-name="ce1">
            <text:p>14.7</text:p>
          </table:table-cell>
          <table:table-cell office:value-type="float" office:value="3.5" table:style-name="ce1">
            <text:p>3.5</text:p>
          </table:table-cell>
          <table:table-cell office:value-type="float" office:value="0.4" table:style-name="ce1">
            <text:p>0.4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18.2" table:style-name="ce1">
            <text:p>18.2</text:p>
          </table:table-cell>
          <table:table-cell table:number-columns-repeated="16378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57.3" table:style-name="ce1">
            <text:p>57.3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31.9" table:style-name="ce1">
            <text:p>31.9</text:p>
          </table:table-cell>
          <table:table-cell office:value-type="float" office:value="68.099999999999994" table:style-name="ce1">
            <text:p>68.1</text:p>
          </table:table-cell>
          <table:table-cell table:number-columns-repeated="16378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79.8" table:style-name="ce1">
            <text:p>79.8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7.1" table:style-name="ce1">
            <text:p>7.1</text:p>
          </table:table-cell>
          <table:table-cell office:value-type="float" office:value="92.899999999999991" table:style-name="ce1">
            <text:p>92.9</text:p>
          </table:table-cell>
          <table:table-cell table:number-columns-repeated="16378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79" table:style-name="ce1">
            <text:p>79</text:p>
          </table:table-cell>
          <table:table-cell office:value-type="float" office:value="9.1" table:style-name="ce1">
            <text:p>9.1</text:p>
          </table:table-cell>
          <table:table-cell office:value-type="float" office:value="0.2" table:style-name="ce1">
            <text:p>0.2</text:p>
          </table:table-cell>
          <table:table-cell office:value-type="float" office:value="11.6" table:style-name="ce1">
            <text:p>11.6</text:p>
          </table:table-cell>
          <table:table-cell office:value-type="float" office:value="88.1" table:style-name="ce1">
            <text:p>88.1</text:p>
          </table:table-cell>
          <table:table-cell table:number-columns-repeated="16378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78" table:style-name="ce1">
            <text:p>78</text:p>
          </table:table-cell>
          <table:table-cell office:value-type="float" office:value="20.3" table:style-name="ce1">
            <text:p>20.3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8.3" table:style-name="ce1">
            <text:p>98.3</text:p>
          </table:table-cell>
          <table:table-cell table:number-columns-repeated="16378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30.5" table:style-name="ce1">
            <text:p>30.5</text:p>
          </table:table-cell>
          <table:table-cell office:value-type="float" office:value="21.7" table:style-name="ce1">
            <text:p>21.7</text:p>
          </table:table-cell>
          <table:table-cell office:value-type="float" office:value="0" table:style-name="ce1">
            <text:p>0</text:p>
          </table:table-cell>
          <table:table-cell office:value-type="float" office:value="47.9" table:style-name="ce1">
            <text:p>47.9</text:p>
          </table:table-cell>
          <table:table-cell office:value-type="float" office:value="52.2" table:style-name="ce1">
            <text:p>52.2</text:p>
          </table:table-cell>
          <table:table-cell table:number-columns-repeated="16378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41.7" table:style-name="ce1">
            <text:p>41.7</text:p>
          </table:table-cell>
          <table:table-cell office:value-type="float" office:value="15.2" table:style-name="ce1">
            <text:p>15.2</text:p>
          </table:table-cell>
          <table:table-cell office:value-type="float" office:value="0.5" table:style-name="ce1">
            <text:p>0.5</text:p>
          </table:table-cell>
          <table:table-cell office:value-type="float" office:value="42.6" table:style-name="ce1">
            <text:p>42.6</text:p>
          </table:table-cell>
          <table:table-cell office:value-type="float" office:value="56.900000000000006" table:style-name="ce1">
            <text:p>56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4.428571428571431" table:style-name="ce1">
            <text:p>54.42857143</text:p>
          </table:table-cell>
          <table:table-cell office:value-type="float" office:value="13.385714285714286" table:style-name="ce1">
            <text:p>13.38571429</text:p>
          </table:table-cell>
          <table:table-cell office:value-type="float" office:value="0.15714285714285717" table:style-name="ce1">
            <text:p>0.157142857</text:p>
          </table:table-cell>
          <table:table-cell office:value-type="float" office:value="32.014285714285712" table:style-name="ce1">
            <text:p>32.01428571</text:p>
          </table:table-cell>
          <table:table-cell office:value-type="float" office:value="67.814285714285703" table:style-name="ce1">
            <text:p>67.81428571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1.88889in" svg:width="13.06944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15.1" table:style-name="ce1">
            <text:p>15.1</text:p>
          </table:table-cell>
          <table:table-cell office:value-type="float" office:value="3.6" table:style-name="ce1">
            <text:p>3.6</text:p>
          </table:table-cell>
          <table:table-cell office:value-type="float" office:value="0.4" table:style-name="ce1">
            <text:p>0.4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18.7" table:style-name="ce1">
            <text:p>18.7</text:p>
          </table:table-cell>
          <table:table-cell table:number-columns-repeated="16378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59.7" table:style-name="ce1">
            <text:p>59.7</text:p>
          </table:table-cell>
          <table:table-cell office:value-type="float" office:value="9.9" table:style-name="ce1">
            <text:p>9.9</text:p>
          </table:table-cell>
          <table:table-cell office:value-type="float" office:value="0" table:style-name="ce1">
            <text:p>0</text:p>
          </table:table-cell>
          <table:table-cell office:value-type="float" office:value="30.3" table:style-name="ce1">
            <text:p>30.3</text:p>
          </table:table-cell>
          <table:table-cell office:value-type="float" office:value="69.600000000000009" table:style-name="ce1">
            <text:p>69.6</text:p>
          </table:table-cell>
          <table:table-cell table:number-columns-repeated="16378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77" table:style-name="ce1">
            <text:p>77</text:p>
          </table:table-cell>
          <table:table-cell office:value-type="float" office:value="13.8" table:style-name="ce1">
            <text:p>13.8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0.8" table:style-name="ce1">
            <text:p>90.8</text:p>
          </table:table-cell>
          <table:table-cell table:number-columns-repeated="16378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79.099999999999994" table:style-name="ce1">
            <text:p>79.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2.9" table:style-name="ce1">
            <text:p>12.9</text:p>
          </table:table-cell>
          <table:table-cell office:value-type="float" office:value="87.1" table:style-name="ce1">
            <text:p>87.1</text:p>
          </table:table-cell>
          <table:table-cell table:number-columns-repeated="16378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79.3" table:style-name="ce1">
            <text:p>79.3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98.699999999999989" table:style-name="ce1">
            <text:p>98.7</text:p>
          </table:table-cell>
          <table:table-cell table:number-columns-repeated="16378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30.4" table:style-name="ce1">
            <text:p>30.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46.5" table:style-name="ce1">
            <text:p>46.5</text:p>
          </table:table-cell>
          <table:table-cell office:value-type="float" office:value="53.4" table:style-name="ce1">
            <text:p>53.4</text:p>
          </table:table-cell>
          <table:table-cell table:number-columns-repeated="16378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44.6" table:style-name="ce1">
            <text:p>44.6</text:p>
          </table:table-cell>
          <table:table-cell office:value-type="float" office:value="16.7" table:style-name="ce1">
            <text:p>16.7</text:p>
          </table:table-cell>
          <table:table-cell office:value-type="float" office:value="0" table:style-name="ce1">
            <text:p>0</text:p>
          </table:table-cell>
          <table:table-cell office:value-type="float" office:value="38.6" table:style-name="ce1">
            <text:p>38.6</text:p>
          </table:table-cell>
          <table:table-cell office:value-type="float" office:value="61.3" table:style-name="ce1">
            <text:p>61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028571428571425" table:style-name="ce1">
            <text:p>55.02857143</text:p>
          </table:table-cell>
          <table:table-cell office:value-type="float" office:value="13.485714285714284" table:style-name="ce1">
            <text:p>13.48571429</text:p>
          </table:table-cell>
          <table:table-cell office:value-type="float" office:value="5.7142857142857148E-2" table:style-name="ce1">
            <text:p>0.057142857</text:p>
          </table:table-cell>
          <table:table-cell office:value-type="float" office:value="31.38571428571429" table:style-name="ce1">
            <text:p>31.38571429</text:p>
          </table:table-cell>
          <table:table-cell office:value-type="float" office:value="68.51428571428572" table:style-name="ce1">
            <text:p>68.51428571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1.88889in" svg:width="13.06944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14.7" table:style-name="ce1">
            <text:p>14.7</text:p>
          </table:table-cell>
          <table:table-cell office:value-type="float" office:value="3.4" table:style-name="ce1">
            <text:p>3.4</text:p>
          </table:table-cell>
          <table:table-cell office:value-type="float" office:value="0.3" table:style-name="ce1">
            <text:p>0.3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18.099999999999998" table:style-name="ce1">
            <text:p>18.1</text:p>
          </table:table-cell>
          <table:table-cell table:number-columns-repeated="16378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59.4" table:style-name="ce1">
            <text:p>59.4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30.3" table:style-name="ce1">
            <text:p>30.3</text:p>
          </table:table-cell>
          <table:table-cell office:value-type="float" office:value="69.7" table:style-name="ce1">
            <text:p>69.7</text:p>
          </table:table-cell>
          <table:table-cell table:number-columns-repeated="16378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13.4" table:style-name="ce1">
            <text:p>13.4</text:p>
          </table:table-cell>
          <table:table-cell office:value-type="float" office:value="0.1" table:style-name="ce1">
            <text:p>0.1</text:p>
          </table:table-cell>
          <table:table-cell office:value-type="float" office:value="8.1" table:style-name="ce1">
            <text:p>8.1</text:p>
          </table:table-cell>
          <table:table-cell office:value-type="float" office:value="91.800000000000011" table:style-name="ce1">
            <text:p>91.8</text:p>
          </table:table-cell>
          <table:table-cell table:number-columns-repeated="16378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76.8" table:style-name="ce1">
            <text:p>76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14.9" table:style-name="ce1">
            <text:p>14.9</text:p>
          </table:table-cell>
          <table:table-cell office:value-type="float" office:value="85" table:style-name="ce1">
            <text:p>85</text:p>
          </table:table-cell>
          <table:table-cell table:number-columns-repeated="16378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29.9" table:style-name="ce1">
            <text:p>29.9</text:p>
          </table:table-cell>
          <table:table-cell office:value-type="float" office:value="25.1" table:style-name="ce1">
            <text:p>25.1</text:p>
          </table:table-cell>
          <table:table-cell office:value-type="float" office:value="0.2" table:style-name="ce1">
            <text:p>0.2</text:p>
          </table:table-cell>
          <table:table-cell office:value-type="float" office:value="44.8" table:style-name="ce1">
            <text:p>44.8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43.5" table:style-name="ce1">
            <text:p>43.5</text:p>
          </table:table-cell>
          <table:table-cell office:value-type="float" office:value="15.7" table:style-name="ce1">
            <text:p>15.7</text:p>
          </table:table-cell>
          <table:table-cell office:value-type="float" office:value="0.1" table:style-name="ce1">
            <text:p>0.1</text:p>
          </table:table-cell>
          <table:table-cell office:value-type="float" office:value="40.6" table:style-name="ce1">
            <text:p>40.6</text:p>
          </table:table-cell>
          <table:table-cell office:value-type="float" office:value="59.2" table:style-name="ce1">
            <text:p>59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4.828571428571422" table:style-name="ce1">
            <text:p>54.82857143</text:p>
          </table:table-cell>
          <table:table-cell office:value-type="float" office:value="13.285714285714286" table:style-name="ce1">
            <text:p>13.28571429</text:p>
          </table:table-cell>
          <table:table-cell office:value-type="float" office:value="0.1" table:style-name="ce1">
            <text:p>0.1</text:p>
          </table:table-cell>
          <table:table-cell office:value-type="float" office:value="31.757142857142856" table:style-name="ce1">
            <text:p>31.75714286</text:p>
          </table:table-cell>
          <table:table-cell office:value-type="float" office:value="68.114285714285714" table:style-name="ce1">
            <text:p>68.11428571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1.88889in" svg:width="13.06944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813H18M30.000S" table:style-name="ce9">
            <text:p>13:18:30</text:p>
          </table:table-cell>
          <table:table-cell office:value-type="float" office:value="13" table:style-name="ce1">
            <text:p>13</text:p>
          </table:table-cell>
          <table:table-cell office:value-type="float" office:value="3.2" table:style-name="ce1">
            <text:p>3.2</text:p>
          </table:table-cell>
          <table:table-cell office:value-type="float" office:value="0.3" table:style-name="ce1">
            <text:p>0.3</text:p>
          </table:table-cell>
          <table:table-cell office:value-type="float" office:value="83.5" table:style-name="ce1">
            <text:p>83.5</text:p>
          </table:table-cell>
          <table:table-cell office:value-type="float" office:value="16.2" table:style-name="ce1">
            <text:p>16.2</text:p>
          </table:table-cell>
          <table:table-cell table:number-columns-repeated="16378"/>
        </table:table-row>
        <table:table-row table:style-name="ro1">
          <table:table-cell office:value-type="time" office:time-value="PT985813H19M0.000S" table:style-name="ce9">
            <text:p>13:19:00</text:p>
          </table:table-cell>
          <table:table-cell office:value-type="float" office:value="63.8" table:style-name="ce1">
            <text:p>63.8</text:p>
          </table:table-cell>
          <table:table-cell office:value-type="float" office:value="10.6" table:style-name="ce1">
            <text:p>10.6</text:p>
          </table:table-cell>
          <table:table-cell office:value-type="float" office:value="0" table:style-name="ce1">
            <text:p>0</text:p>
          </table:table-cell>
          <table:table-cell office:value-type="float" office:value="25.6" table:style-name="ce1">
            <text:p>25.6</text:p>
          </table:table-cell>
          <table:table-cell office:value-type="float" office:value="74.399999999999991" table:style-name="ce1">
            <text:p>74.4</text:p>
          </table:table-cell>
          <table:table-cell table:number-columns-repeated="16378"/>
        </table:table-row>
        <table:table-row table:style-name="ro1">
          <table:table-cell office:value-type="time" office:time-value="PT985813H19M30.000S" table:style-name="ce9">
            <text:p>13:19:30</text:p>
          </table:table-cell>
          <table:table-cell office:value-type="float" office:value="82.5" table:style-name="ce1">
            <text:p>82.5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.8</text:p>
          </table:table-cell>
          <table:table-cell office:value-type="float" office:value="95.2" table:style-name="ce1">
            <text:p>95.2</text:p>
          </table:table-cell>
          <table:table-cell table:number-columns-repeated="16378"/>
        </table:table-row>
        <table:table-row table:style-name="ro1">
          <table:table-cell office:value-type="time" office:time-value="PT985813H20M0.000S" table:style-name="ce9">
            <text:p>13:20:00</text:p>
          </table:table-cell>
          <table:table-cell office:value-type="float" office:value="78.5" table:style-name="ce1">
            <text:p>78.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13.3" table:style-name="ce1">
            <text:p>13.3</text:p>
          </table:table-cell>
          <table:table-cell office:value-type="float" office:value="86.7" table:style-name="ce1">
            <text:p>86.7</text:p>
          </table:table-cell>
          <table:table-cell table:number-columns-repeated="16378"/>
        </table:table-row>
        <table:table-row table:style-name="ro1">
          <table:table-cell office:value-type="time" office:time-value="PT985813H20M30.000S" table:style-name="ce9">
            <text:p>13:20:30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table:number-columns-repeated="16378"/>
        </table:table-row>
        <table:table-row table:style-name="ro1">
          <table:table-cell office:value-type="time" office:time-value="PT985813H21M0.000S" table:style-name="ce9">
            <text:p>13:21:00</text:p>
          </table:table-cell>
          <table:table-cell office:value-type="float" office:value="30" table:style-name="ce1">
            <text:p>30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1.6" table:style-name="ce1">
            <text:p>1.6</text:p>
          </table:table-cell>
          <table:table-cell office:value-type="float" office:value="48.5" table:style-name="ce1">
            <text:p>48.5</text:p>
          </table:table-cell>
          <table:table-cell office:value-type="float" office:value="49.9" table:style-name="ce1">
            <text:p>49.9</text:p>
          </table:table-cell>
          <table:table-cell table:number-columns-repeated="16378"/>
        </table:table-row>
        <table:table-row table:style-name="ro1">
          <table:table-cell office:value-type="time" office:time-value="PT985813H21M30.000S" table:style-name="ce9">
            <text:p>13:21:30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" table:style-name="ce1">
            <text:p>0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59.199999999999996" table:style-name="ce1">
            <text:p>59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5.671428571428571" table:style-name="ce1">
            <text:p>55.67142857</text:p>
          </table:table-cell>
          <table:table-cell office:value-type="float" office:value="12.842857142857143" table:style-name="ce1">
            <text:p>12.84285714</text:p>
          </table:table-cell>
          <table:table-cell office:value-type="float" office:value="0.27142857142857146" table:style-name="ce1">
            <text:p>0.271428571</text:p>
          </table:table-cell>
          <table:table-cell office:value-type="float" office:value="31.214285714285715" table:style-name="ce1">
            <text:p>31.21428571</text:p>
          </table:table-cell>
          <table:table-cell office:value-type="float" office:value="68.514285714285705" table:style-name="ce1">
            <text:p>68.51428571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6-15T10:51:46Z</meta:creation-date>
    <dc:date>2012-06-15T10:51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System Summary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%Busy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Read KB/s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Read KB/s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Write KB/s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Write KB/s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ransfers per second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transfers per second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JFS Filespace %Used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Memory MB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Total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120_Threads (KB/s) -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I/O JMeter_Test_120_Threads (KB/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120_Threads (KB/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Packets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Network Packets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File-backed paging (kByes/sec) ubuntuServer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Swap-space activity (kBytes/sec) ubuntuServer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1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2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3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4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CPU by Processor ubuntuServer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Disk total KB/s JMeter_Test_120_Threads - 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otal KB/s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Block Size JMeter_Test_120_Threads (Kbyte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Block Size JMeter_Test_120_Threads (Kbytes)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%Busy JMeter_Test_120_Threads <text:s text:c="1"/>6/15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